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6pt" officeooo:rsid="00107c97" officeooo:paragraph-rsid="00107c97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107c97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1a0afd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officeooo:rsid="00107c97" officeooo:paragraph-rsid="00107c97" style:font-size-asian="16pt" style:font-size-complex="16pt"/>
    </style:style>
    <style:style style:name="T1" style:family="text">
      <style:text-properties officeooo:rsid="00132ab9"/>
    </style:style>
    <style:style style:name="T2" style:family="text">
      <style:text-properties officeooo:rsid="001660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ab9" style:font-weight-asian="bold" style:font-weight-complex="bold"/>
    </style:style>
    <style:style style:name="T5" style:family="text">
      <style:text-properties fo:font-weight="bold" officeooo:rsid="001660e6" style:font-weight-asian="bold" style:font-weight-complex="bold"/>
    </style:style>
    <style:style style:name="T6" style:family="text">
      <style:text-properties fo:font-weight="bold" officeooo:rsid="0018508e" style:font-weight-asian="bold" style:font-weight-complex="bold"/>
    </style:style>
    <style:style style:name="T7" style:family="text">
      <style:text-properties officeooo:rsid="001a0a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Solicito: <text:s/><text:span text:style-name="T2">Certificado Laboral</text:span></text:p>
      <text:p text:style-name="P1"/>
      <text:p text:style-name="P1">M.Sc Alonso Tenorio</text:p>
      <text:p text:style-name="P1">Director</text:p>
      <text:p text:style-name="P1">Centro de Tecnologías de Información y Comunicaciones</text:p>
      <text:p text:style-name="P1">UNIVERSIDAD NACIONAL DE INGENIERÍA</text:p>
      <text:p text:style-name="P3"/>
      <text:p text:style-name="P3">De mi mayor consideración:</text:p>
      <text:p text:style-name="P4">Yo,<text:span text:style-name="T3"> </text:span><text:span text:style-name="T4">Oscar Huarcaya Canal</text:span><text:span text:style-name="T1">, </text:span>de la especialidad de <text:span text:style-name="T3">Ciencia de la Computación</text:span>, de la Universidad Nacional de Ingeniería. Me presento y expongo que:</text:p>
      <text:p text:style-name="P4"/>
      <text:p text:style-name="P5">Solicito a usted director de CTIC, se me pueda emitir un <text:span text:style-name="T1">certificado laboral</text:span> <text:span text:style-name="T2">como </text:span><text:span text:style-name="T5">Analísta Programador</text:span><text:span text:style-name="T2">, en el </text:span><text:span text:style-name="T5">proyecto económico financiero de </text:span><text:span text:style-name="T6">POSGRADO UNI</text:span><text:span text:style-name="T2">, </text:span>durante el <text:span text:style-name="T1">01</text:span> de <text:span text:style-name="T1">agosto </text:span>del 201<text:span text:style-name="T1">7</text:span> hasta el <text:span text:style-name="T1">28</text:span> de <text:span text:style-name="T1">febrero </text:span>del 201<text:span text:style-name="T1">8, cumpliendo las funciones de testing del sistema y elaboración de la sección de compras menore a 8 UIT’s. A cargo del Dr. Manuel Castillo Cara, coordinador general del sistema económico financiero e investigador principal del </text:span>laboratorio <text:span text:style-name="T7">de tecnologías ubícuas – smart cities del CTIC.</text:span></text:p>
      <text:p text:style-name="P4"/>
      <text:p text:style-name="P4">Sin más que agregar, le agradezco la atención prestada y espero su pronta respuesta.</text:p>
      <text:p text:style-name="P4"/>
      <text:p text:style-name="P4">Atentamente.</text:p>
      <text:p text:style-name="P3"/>
      <text:p text:style-name="P6"/>
      <text:p text:style-name="P6"/>
      <text:p text:style-name="P6">_____________________________</text:p>
      <text:p text:style-name="P2"><text:span text:style-name="T2">Oscar Huarcaya Canal</text:span></text:p>
      <text:p text:style-name="P6">DNI: <text:span text:style-name="T5">72077488</text:span></text:p>
      <text:p text:style-name="P6">Código-UNI: <text:span text:style-name="T3">201</text:span><text:span text:style-name="T5">04107k</text:span></text:p>
      <text:p text:style-name="P3"/>
      <text:p text:style-name="P3"/>
      <text:p text:style-name="P3"/>
      <text:p text:style-name="P3">Lima, <text:span text:style-name="T5">05</text:span> de <text:span text:style-name="T5">Marzo</text:span><text:span text:style-name="T2"> </text:span>del <text:span text:style-name="T3">2018</text:span>.</text:p>
      <text:p text:style-name="P3">Universidad Nacional de Ingenier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65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41:13.426165809</meta:creation-date>
    <dc:date>2018-03-05T14:27:57.724524779</dc:date>
    <meta:editing-duration>PT8M25S</meta:editing-duration>
    <meta:editing-cycles>2</meta:editing-cycles>
    <meta:generator>LibreOffice/5.4.2.2.0$Linux_X86_64 LibreOffice_project/40m0$Build-2</meta:generator>
    <meta:document-statistic meta:table-count="0" meta:image-count="0" meta:object-count="0" meta:page-count="1" meta:paragraph-count="16" meta:word-count="159" meta:character-count="1067" meta:non-whitespace-character-count="915"/>
  </office:meta>
</office:document-meta>
</file>